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8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2">
          <table:table-cell office:value-type="float" office:value="100" table:style-name="ce5">
            <text:p>100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8" table:style-name="ce5">
            <text:p>108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13" table:style-name="ce5">
            <text:p>1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14" table:style-name="ce5">
            <text:p>1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15" table:style-name="ce5">
            <text:p>1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16" table:style-name="ce5">
            <text:p>116</text:p>
          </table:table-cell>
          <table:table-cell table:style-name="ce11"/>
          <table:table-cell table:number-columns-repeated="16382"/>
        </table:table-row>
        <table:table-row table:number-rows-repeated="1048459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117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16T20:30:37Z</dc:date>
    <meta:editing-cycles>1</meta:editing-cycles>
    <meta:editing-duration>PT53S</meta:editing-duration>
  </office:meta>
</office:document-meta>
</file>